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subtitle">
      <style:graphic-properties draw:fill-color="#ffffff" draw:textarea-vertical-align="top" fo:min-height="9.13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co1" style:family="table-column">
      <style:table-column-properties style:column-width="1.725cm" style:use-optimal-column-width="false"/>
    </style:style>
    <style:style style:name="co2" style:family="table-column">
      <style:table-column-properties style:column-width="1.72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6cm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color="#ce181e"/>
    </style:style>
    <style:style style:name="P9" style:family="paragraph">
      <loext:graphic-properties draw:fill="none" draw:fill-color="#ffffff"/>
      <style:text-properties fo:color="#ce181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9.134cm" svg:x="1.201cm" svg:y="1.466cm" presentation:class="subtitle" presentation:user-transformed="true">
          <draw:text-box>
            <text:p text:style-name="P1"><text:span text:style-name="T1">Der Plan:</text:span></text:p>
            <text:p text:style-name="P1"><text:span text:style-name="T1"><text:tab/></text:span><text:span text:style-name="T1">Matrixen</text:span></text:p>
            <text:p text:style-name="P1"><text:span text:style-name="T1"><text:tab/></text:span><text:span text:style-name="T1">und Graphen</text:span></text:p>
            <text:p text:style-name="P1"><text:span text:style-name="T1"/></text:p>
            <text:p text:style-name="P1"><text:span text:style-name="T1"><text:tab/></text:span><text:span text:style-name="T1">Inzidenzmatrix</text:span></text:p>
            <text:p text:style-name="P1"><text:span text:style-name="T1"/></text:p>
            <text:p text:style-name="P1"><text:span text:style-name="T1"><text:tab/></text:span><text:span text:style-name="T1">Matrix+Graphen</text:span></text:p>
            <text:p text:style-name="P1"><text:span text:style-name="T1"/></text:p>
            <text:p text:style-name="P1"><text:span text:style-name="T1"><text:tab/></text:span><text:span text:style-name="T1">Matrix unterraum</text:span></text:p>
            <text:p text:style-name="P1"><text:span text:style-name="T1"/></text:p>
            <text:p text:style-name="P1"><text:span text:style-name="T1"><text:tab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4"><text:s text:c="11"/>Matriz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Matrix:</text:p>
                <text:list>
                  <text:list-header>
                    <text:p>Rechteckige Anordnung von Elemente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4"><text:s text:c="11"/>Matrizen und Graphe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Matrix:</text:p>
                <text:list>
                  <text:list-item>
                    <text:list>
                      <text:list-header>
                        <text:p>Rechteckige Anordnung von Elementen</text:p>
                      </text:list-header>
                    </text:list>
                  </text:list-item>
                </text:list>
                <text:p/>
                <text:p>Graph:</text:p>
                <text:list>
                  <text:list-item>
                    <text:list>
                      <text:list-header>
                        <text:p>durch Kanten verbundene Knoten</text:p>
                      </text:list-header>
                    </text:list>
                    <text:p/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" draw:text-style-name="P5" xml:id="id2" draw:id="id2" draw:layer="layout" svg:width="0.6cm" svg:height="0.6cm" svg:x="5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" draw:id="id4" draw:layer="layout" svg:width="0.6cm" svg:height="0.6cm" svg:x="5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" draw:id="id1" draw:layer="layout" svg:width="0.6cm" svg:height="0.6cm" svg:x="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" draw:id="id3" draw:layer="layout" svg:width="0.6cm" svg:height="0.6cm" svg:x="8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2.512cm" svg:y1="8.688cm" svg:x2="5.288cm" svg:y2="4.312cm" draw:start-shape="id1" draw:start-glue-point="11" draw:end-shape="id2" draw:end-glue-point="7" svg:d="M2512 8688l2776-4376" svg:viewBox="0 0 2777 4377">
          <text:p/>
        </draw:connector>
        <draw:connector draw:style-name="gr3" draw:text-style-name="P6" draw:layer="layout" draw:type="line" svg:x1="5.712cm" svg:y1="4.312cm" svg:x2="8.488cm" svg:y2="8.688cm" draw:start-shape="id2" draw:start-glue-point="9" draw:end-shape="id3" draw:end-glue-point="5" svg:d="M5712 4312l2776 4376" svg:viewBox="0 0 2777 4377">
          <text:p/>
        </draw:connector>
        <draw:connector draw:style-name="gr3" draw:text-style-name="P6" draw:layer="layout" draw:type="line" svg:x1="8.4cm" svg:y1="8.9cm" svg:x2="2.6cm" svg:y2="8.9cm" draw:start-shape="id3" draw:start-glue-point="6" draw:end-shape="id1" draw:end-glue-point="10" svg:d="M8400 8900h-5800" svg:viewBox="0 0 5801 1">
          <text:p/>
        </draw:connector>
        <draw:connector draw:style-name="gr3" draw:text-style-name="P6" draw:layer="layout" draw:type="line" svg:x1="5.5cm" svg:y1="4.4cm" svg:x2="5.5cm" svg:y2="6.6cm" draw:start-shape="id2" draw:start-glue-point="8" draw:end-shape="id4" draw:end-glue-point="4" svg:d="M5500 4400v2200" svg:viewBox="0 0 1 2201">
          <text:p/>
        </draw:connector>
        <draw:connector draw:style-name="gr3" draw:text-style-name="P6" draw:layer="layout" draw:type="line" svg:x1="2.6cm" svg:y1="8.9cm" svg:x2="5.288cm" svg:y2="7.112cm" draw:start-shape="id1" draw:start-glue-point="10" draw:end-shape="id4" draw:end-glue-point="7" svg:d="M2600 8900l2688-1788" svg:viewBox="0 0 2689 1789">
          <text:p/>
        </draw:connector>
        <draw:connector draw:style-name="gr3" draw:text-style-name="P6" draw:layer="layout" draw:type="line" svg:x1="5.712cm" svg:y1="7.112cm" svg:x2="8.4cm" svg:y2="8.9cm" draw:start-shape="id4" draw:start-glue-point="9" draw:end-shape="id3" draw:end-glue-point="6" svg:d="M5712 7112l2688 1788" svg:viewBox="0 0 2689 1789">
          <text:p/>
        </draw:connector>
        <draw:frame presentation:style-name="pr3" draw:layer="layout" svg:width="25.199cm" svg:height="2.629cm" svg:x="1.401cm" svg:y="0.629cm" presentation:class="title" presentation:user-transformed="true">
          <draw:text-box>
            <text:p text:style-name="P5"><text:s text:c="19"/>Graph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" draw:text-style-name="P5" xml:id="id6" draw:id="id6" draw:layer="layout" svg:width="0.6cm" svg:height="0.6cm" svg:x="5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8" draw:id="id8" draw:layer="layout" svg:width="0.6cm" svg:height="0.6cm" svg:x="5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5" draw:id="id5" draw:layer="layout" svg:width="0.6cm" svg:height="0.6cm" svg:x="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7" draw:id="id7" draw:layer="layout" svg:width="0.6cm" svg:height="0.6cm" svg:x="8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473cm" svg:x="1.401cm" svg:y="0.207cm" presentation:class="title" presentation:user-transformed="true">
          <draw:text-box>
            <text:p text:style-name="P5">Gerichteter Graph<text:line-break/>und seine Inzidenz-Matrix</text:p>
          </draw:text-box>
        </draw:frame>
        <draw:connector draw:style-name="gr4" draw:text-style-name="P6" draw:layer="layout" draw:type="line" svg:x1="2.512cm" svg:y1="8.688cm" svg:x2="5.288cm" svg:y2="4.312cm" draw:start-shape="id5" draw:start-glue-point="11" draw:end-shape="id6" draw:end-glue-point="7" svg:d="M2512 8688l2776-4376" svg:viewBox="0 0 2777 4377">
          <text:p/>
        </draw:connector>
        <draw:connector draw:style-name="gr4" draw:text-style-name="P6" draw:layer="layout" draw:type="line" svg:x1="5.712cm" svg:y1="4.312cm" svg:x2="8.488cm" svg:y2="8.688cm" draw:start-shape="id6" draw:start-glue-point="9" draw:end-shape="id7" draw:end-glue-point="5" svg:d="M5712 4312l2776 4376" svg:viewBox="0 0 2777 4377">
          <text:p/>
        </draw:connector>
        <draw:connector draw:style-name="gr4" draw:text-style-name="P6" draw:layer="layout" draw:type="line" svg:x1="8.4cm" svg:y1="8.9cm" svg:x2="2.6cm" svg:y2="8.9cm" draw:start-shape="id7" draw:start-glue-point="6" draw:end-shape="id5" draw:end-glue-point="10" svg:d="M8400 8900h-5800" svg:viewBox="0 0 5801 1">
          <text:p/>
        </draw:connector>
        <draw:connector draw:style-name="gr4" draw:text-style-name="P6" draw:layer="layout" draw:type="line" svg:x1="2.512cm" svg:y1="8.688cm" svg:x2="5.288cm" svg:y2="7.112cm" draw:start-shape="id5" draw:start-glue-point="11" draw:end-shape="id8" draw:end-glue-point="7" svg:d="M2512 8688l2776-1576" svg:viewBox="0 0 2777 1577">
          <text:p/>
        </draw:connector>
        <draw:connector draw:style-name="gr4" draw:text-style-name="P6" draw:layer="layout" draw:type="line" svg:x1="5.5cm" svg:y1="4.4cm" svg:x2="5.5cm" svg:y2="6.6cm" draw:start-shape="id6" draw:start-glue-point="8" draw:end-shape="id8" draw:end-glue-point="4" svg:d="M5500 4400v2200" svg:viewBox="0 0 1 2201">
          <text:p/>
        </draw:connector>
        <draw:connector draw:style-name="gr4" draw:text-style-name="P6" draw:layer="layout" draw:type="line" svg:x1="5.712cm" svg:y1="7.112cm" svg:x2="8.4cm" svg:y2="8.9cm" draw:start-shape="id8" draw:start-glue-point="9" draw:end-shape="id7" draw:end-glue-point="6" svg:d="M5712 7112l2688 1788" svg:viewBox="0 0 2689 1789">
          <text:p/>
        </draw:connector>
        <draw:frame draw:style-name="standard" draw:layer="layout" svg:width="6.9cm" svg:height="7.775cm" svg:x="14.926cm" svg:y="5.372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w1"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-1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bw1">
              <table:table-cell>
                <text:p text:style-name="P5">-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bw1">
              <table:table-cell>
                <text:p text:style-name="P5">0</text:p>
              </table:table-cell>
              <table:table-cell>
                <text:p text:style-name="P5">-1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</table:table-row>
            <table:table-row table:style-name="ro1" table:default-cell-style-name="bw1"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-1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bw1">
              <table:table-cell>
                <text:p text:style-name="P5">-1</text:p>
              </table:table-cell>
              <table:table-cell>
                <text:p text:style-name="P5">0</text:p>
              </table:table-cell>
              <table:table-cell>
                <text:p text:style-name="P5">0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bw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0</text:p>
              </table:table-cell>
              <table:table-cell>
                <text:p text:style-name="P5">-1</text:p>
              </table:table-cell>
            </table:table-row>
            <table:table-row table:style-name="ro1" table:default-cell-style-name="bw1">
              <table:table-cell/>
              <table:table-cell/>
              <table:table-cell/>
              <table:table-cell/>
            </table:table-row>
            <table:table-row table:style-name="ro2" table:default-cell-style-name="bw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cm" svg:height="0.962cm" svg:x="5cm" svg:y="3.6cm">
          <draw:text-box>
            <text:p>A</text:p>
          </draw:text-box>
        </draw:frame>
        <draw:frame draw:style-name="gr5" draw:text-style-name="P7" draw:layer="layout" svg:width="0.8cm" svg:height="0.962cm" svg:x="8.4cm" svg:y="8.6cm">
          <draw:text-box>
            <text:p>B</text:p>
          </draw:text-box>
        </draw:frame>
        <draw:frame draw:style-name="gr5" draw:text-style-name="P7" draw:layer="layout" svg:width="0.6cm" svg:height="0.962cm" svg:x="5.2cm" svg:y="6.4cm">
          <draw:text-box>
            <text:p>D</text:p>
          </draw:text-box>
        </draw:frame>
        <draw:frame draw:style-name="gr5" draw:text-style-name="P9" draw:layer="layout" svg:width="0.688cm" svg:height="0.962cm" svg:x="2.512cm" svg:y="6.2cm">
          <draw:text-box>
            <text:p text:style-name="P8">1</text:p>
          </draw:text-box>
        </draw:frame>
        <draw:frame draw:style-name="gr5" draw:text-style-name="P9" draw:layer="layout" svg:width="0.6cm" svg:height="0.962cm" svg:x="7.6cm" svg:y="6cm">
          <draw:text-box>
            <text:p text:style-name="P8"><text:span text:style-name="T2">2</text:span></text:p>
          </draw:text-box>
        </draw:frame>
        <draw:frame draw:style-name="gr5" draw:text-style-name="P9" draw:layer="layout" svg:width="0.8cm" svg:height="0.962cm" svg:x="5cm" svg:y="9.2cm">
          <draw:text-box>
            <text:p text:style-name="P8"><text:span text:style-name="T2">3</text:span></text:p>
          </draw:text-box>
        </draw:frame>
        <draw:frame draw:style-name="gr5" draw:text-style-name="P9" draw:layer="layout" svg:width="0.6cm" svg:height="0.962cm" svg:x="3.8cm" svg:y="7cm">
          <draw:text-box>
            <text:p text:style-name="P8"><text:span text:style-name="T2">4</text:span></text:p>
          </draw:text-box>
        </draw:frame>
        <draw:frame draw:style-name="gr5" draw:text-style-name="P9" draw:layer="layout" svg:width="0.488cm" svg:height="0.962cm" svg:x="5.712cm" svg:y="5.4cm">
          <draw:text-box>
            <text:p text:style-name="P8"><text:span text:style-name="T2">5</text:span></text:p>
          </draw:text-box>
        </draw:frame>
        <draw:frame draw:style-name="gr5" draw:text-style-name="P9" draw:layer="layout" svg:width="0.6cm" svg:height="0.962cm" svg:x="6cm" svg:y="7.8cm">
          <draw:text-box>
            <text:p text:style-name="P8"><text:span text:style-name="T2">6</text:span></text:p>
          </draw:text-box>
        </draw:frame>
        <draw:frame draw:style-name="gr5" draw:text-style-name="P7" draw:layer="layout" svg:width="5.4cm" svg:height="0.962cm" svg:x="15.6cm" svg:y="3.4cm">
          <draw:text-box>
            <text:p>Knoten</text:p>
          </draw:text-box>
        </draw:frame>
        <draw:frame draw:style-name="gr5" draw:text-style-name="P7" draw:layer="layout" svg:width="1.2cm" svg:height="5.228cm" svg:x="23cm" svg:y="5.572cm">
          <draw:text-box>
            <text:p>Kan</text:p>
            <text:p>T</text:p>
            <text:p>E</text:p>
            <text:p>N</text:p>
            <text:p/>
          </draw:text-box>
        </draw:frame>
        <draw:frame draw:style-name="gr5" draw:text-style-name="P7" draw:layer="layout" svg:width="1cm" svg:height="0.962cm" svg:x="1.8cm" svg:y="8.6cm">
          <draw:text-box>
            <text:p>C</text:p>
          </draw:text-box>
        </draw:frame>
        <draw:frame draw:style-name="gr5" draw:text-style-name="P7" draw:layer="layout" svg:width="5.8cm" svg:height="0.962cm" svg:x="15.4cm" svg:y="4.6cm">
          <draw:text-box>
            <text:p>A<text:tab/> <text:s/>B <text:s text:c="7"/>C <text:s text:c="4"/>D</text:p>
          </draw:text-box>
        </draw:frame>
        <draw:frame draw:style-name="gr5" draw:text-style-name="P7" draw:layer="layout" svg:width="0.4cm" svg:height="5.228cm" svg:x="22cm" svg:y="5.6cm">
          <draw:text-box>
            <text:p>1</text:p>
            <text:p>2</text:p>
            <text:p>3</text:p>
            <text:p/>
            <text:p>4</text:p>
            <text:p>5</text:p>
            <text:p>6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2:00:18.227486420</meta:creation-date>
    <dc:date>2019-05-19T12:47:47.938215344</dc:date>
    <meta:editing-duration>PT36M21S</meta:editing-duration>
    <meta:editing-cycles>12</meta:editing-cycles>
    <meta:generator>LibreOffice/6.0.7.3$Linux_X86_64 LibreOffice_project/00m0$Build-3</meta:generator>
    <meta:document-statistic meta:object-count="73"/>
  </office:meta>
</office:document-meta>
</file>